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eWebConnection.DelegateWebConnection( WebRequestMatcher matcher , WebConnec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WebConnection.DelegatingWebConnection( WebConnection defaultConnection , DelegateWebConnection ... conne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Connection.DelegatingWebConnection( WebConnection defaultConnection , List &lt; DelegateWebConnection &gt; conne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eWebConnection.ge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WebConnection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Connectio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legatingWebConnection.getResponse( Web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